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dnote_20_text" style:master-page-name="Converted2">
      <style:paragraph-properties fo:margin-left="0.2598in" fo:margin-right="0in" fo:margin-top="0in" fo:margin-bottom="0.0555in" loext:contextual-spacing="false" fo:text-indent="-0.1299in" style:auto-text-indent="false" style:page-number="auto"/>
      <style:text-properties fo:font-size="9pt" style:font-size-asian="9pt" style:font-name-complex="Arial1" style:font-size-complex="9pt"/>
    </style:style>
    <style:style style:name="P2" style:family="paragraph" style:parent-style-name="endnote_20_text" style:master-page-name="Converted4">
      <style:paragraph-properties fo:margin-left="0.2598in" fo:margin-right="0in" fo:margin-top="0in" fo:margin-bottom="0.0555in" loext:contextual-spacing="false" fo:text-indent="-0.1299in" style:auto-text-indent="false" style:page-number="auto"/>
      <style:text-properties fo:font-size="9pt" style:font-size-asian="9pt" style:font-name-complex="Arial1" style:font-size-complex="9pt"/>
    </style:style>
    <style:style style:name="P3" style:family="paragraph" style:parent-style-name="endnote_20_text" style:master-page-name="Converted6">
      <style:paragraph-properties fo:margin-left="0.2598in" fo:margin-right="0in" fo:margin-top="0in" fo:margin-bottom="0.0555in" loext:contextual-spacing="false" fo:text-indent="-0.1299in" style:auto-text-indent="false" style:page-number="auto"/>
      <style:text-properties fo:font-size="9pt" style:font-size-asian="9pt" style:font-name-complex="Arial1" style:font-size-complex="9pt"/>
    </style:style>
    <style:style style:name="P4" style:family="paragraph" style:parent-style-name="endnote_20_text" style:master-page-name="Converted8">
      <style:paragraph-properties fo:margin-left="0.2598in" fo:margin-right="0in" fo:margin-top="0in" fo:margin-bottom="0.0555in" loext:contextual-spacing="false" fo:text-indent="-0.1299in" style:auto-text-indent="false" style:page-number="auto"/>
      <style:text-properties fo:font-size="9pt" style:font-size-asian="9pt" style:font-name-complex="Arial1" style:font-size-complex="9pt"/>
    </style:style>
    <style:style style:name="P5" style:family="paragraph" style:parent-style-name="endnote_20_text" style:master-page-name="Converted10">
      <style:paragraph-properties fo:margin-left="0.2598in" fo:margin-right="0in" fo:margin-top="0in" fo:margin-bottom="0.0555in" loext:contextual-spacing="false" fo:text-indent="-0.1299in" style:auto-text-indent="false" style:page-number="auto"/>
      <style:text-properties fo:font-size="9pt" style:font-size-asian="9pt" style:font-name-complex="Arial1" style:font-size-complex="9pt"/>
    </style:style>
    <style:style style:name="P6" style:family="paragraph" style:parent-style-name="endnote_20_text" style:master-page-name="Converted12">
      <style:paragraph-properties fo:margin-left="0.2598in" fo:margin-right="0in" fo:margin-top="0in" fo:margin-bottom="0.0555in" loext:contextual-spacing="false" fo:text-indent="-0.1299in" style:auto-text-indent="false" style:page-number="auto"/>
      <style:text-properties fo:font-size="9pt" style:font-size-asian="9pt" style:font-name-complex="Arial1" style:font-size-complex="9pt"/>
    </style:style>
    <style:style style:name="P7" style:family="paragraph" style:parent-style-name="endnote_20_text" style:master-page-name="Converted14">
      <style:paragraph-properties fo:margin-left="0.2598in" fo:margin-right="0in" fo:margin-top="0in" fo:margin-bottom="0.0555in" loext:contextual-spacing="false" fo:text-indent="-0.1299in" style:auto-text-indent="false" style:page-number="auto"/>
      <style:text-properties fo:font-size="9pt" style:font-size-asian="9pt" style:font-name-complex="Arial1" style:font-size-complex="9pt"/>
    </style:style>
    <style:style style:name="P8" style:family="paragraph" style:parent-style-name="Standard" style:master-page-name="Converted1">
      <style:paragraph-properties style:page-number="auto"/>
    </style:style>
    <style:style style:name="P9" style:family="paragraph" style:parent-style-name="Standard" style:master-page-name="Converted3">
      <style:paragraph-properties style:page-number="auto"/>
    </style:style>
    <style:style style:name="P10" style:family="paragraph" style:parent-style-name="Standard" style:master-page-name="Converted5">
      <style:paragraph-properties style:page-number="auto"/>
    </style:style>
    <style:style style:name="P11" style:family="paragraph" style:parent-style-name="Standard" style:master-page-name="Converted7">
      <style:paragraph-properties style:page-number="auto"/>
    </style:style>
    <style:style style:name="P12" style:family="paragraph" style:parent-style-name="Standard" style:master-page-name="Converted9">
      <style:paragraph-properties style:page-number="auto"/>
    </style:style>
    <style:style style:name="P13" style:family="paragraph" style:parent-style-name="Standard" style:master-page-name="Converted11">
      <style:paragraph-properties style:page-number="auto"/>
    </style:style>
    <style:style style:name="P14" style:family="paragraph" style:parent-style-name="Standard" style:master-page-name="Converted13">
      <style:paragraph-properties style:page-number="auto"/>
    </style:style>
    <style:style style:name="P15" style:family="paragraph" style:parent-style-name="Standard">
      <style:paragraph-properties fo:margin-left="0.5in" fo:margin-right="0in" fo:margin-top="0.0201in" fo:margin-bottom="0.0799in" loext:contextual-spacing="false" fo:line-height="115%" fo:text-indent="0in" style:auto-text-indent="false"/>
      <style:text-properties fo:font-size="12pt" fo:background-color="transparent" style:font-size-asian="12pt" style:font-size-complex="12pt"/>
    </style:style>
    <style:style style:name="P16" style:family="paragraph" style:parent-style-name="Standard" style:master-page-name="">
      <loext:graphic-properties draw:fill="none"/>
      <style:paragraph-properties fo:margin-left="0.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fo:font-size="12pt" fo:background-color="transparent" style:font-size-asian="12pt" style:font-size-complex="12pt"/>
    </style:style>
    <style:style style:name="P17" style:family="paragraph" style:parent-style-name="Standard">
      <style:paragraph-properties fo:margin-top="0.0201in" fo:margin-bottom="0.0799in" loext:contextual-spacing="false" fo:line-height="115%" style:punctuation-wrap="simple" style:vertical-align="auto"/>
      <style:text-properties fo:color="#17365d" style:font-name="Arial" fo:font-size="12pt" fo:letter-spacing="0.0035in" style:letter-kerning="true" fo:background-color="transparent" style:font-size-asian="12pt" style:font-name-complex="Arial1" style:font-size-complex="12pt"/>
    </style:style>
    <style:style style:name="P18" style:family="paragraph" style:parent-style-name="Standard">
      <style:paragraph-properties fo:margin-top="0.0201in" fo:margin-bottom="0.0799in" loext:contextual-spacing="false" fo:line-height="115%" style:punctuation-wrap="simple" style:vertical-align="auto"/>
      <style:text-properties style:font-name="Arial" fo:font-size="12pt" fo:font-style="italic" fo:background-color="transparent" style:font-size-asian="12pt" style:font-style-asian="italic" style:font-name-complex="Arial1" style:font-size-complex="12pt" style:font-style-complex="italic" style:font-weight-complex="bold"/>
    </style:style>
    <style:style style:name="P19" style:family="paragraph" style:parent-style-name="Standard">
      <style:paragraph-properties fo:margin-top="0.0201in" fo:margin-bottom="0.0799in" loext:contextual-spacing="false" fo:line-height="115%"/>
      <style:text-properties fo:background-color="transparent"/>
    </style:style>
    <style:style style:name="P20" style:family="paragraph" style:parent-style-name="Text_20_body_20_indent" style:list-style-name="WWNum8">
      <style:paragraph-properties fo:margin-left="0.5in" fo:margin-right="0in" fo:margin-top="0.0201in" fo:margin-bottom="0.0799in" loext:contextual-spacing="false" fo:line-height="115%" fo:text-indent="-0.25in" style:auto-text-indent="false"/>
      <style:text-properties fo:font-size="12pt" officeooo:paragraph-rsid="0005285e" fo:background-color="transparent" style:font-size-asian="12pt" style:font-size-complex="12pt"/>
    </style:style>
    <style:style style:name="P21" style:family="paragraph" style:parent-style-name="Text_20_body_20_indent">
      <style:paragraph-properties fo:margin-left="0in" fo:margin-right="0in" fo:margin-top="0.0201in" fo:margin-bottom="0.0799in" loext:contextual-spacing="false" fo:line-height="115%" fo:text-indent="0in" style:auto-text-indent="false"/>
      <style:text-properties style:font-name="Arial" fo:font-size="12pt" fo:font-weight="bold" fo:background-color="transparent" style:font-size-asian="12pt" style:font-weight-asian="bold" style:font-name-complex="Arial1" style:font-size-complex="12pt"/>
    </style:style>
    <style:style style:name="P22" style:family="paragraph" style:parent-style-name="Text_20_body_20_indent">
      <style:paragraph-properties fo:margin-left="0in" fo:margin-right="0in" fo:margin-top="0.0201in" fo:margin-bottom="0.0799in" loext:contextual-spacing="false" fo:line-height="115%" fo:text-align="center" style:justify-single-word="false" fo:text-indent="0in" style:auto-text-indent="false"/>
      <style:text-properties style:font-name="Arial" fo:font-size="12pt" fo:font-weight="bold" officeooo:paragraph-rsid="0005285e" fo:background-color="transparent" style:font-size-asian="12pt" style:font-weight-asian="bold" style:font-name-complex="Arial1" style:font-size-complex="12pt"/>
    </style:style>
    <style:style style:name="P23"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fo:background-color="transparent" style:font-size-asian="12pt" style:font-size-complex="12pt"/>
    </style:style>
    <style:style style:name="P24"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officeooo:paragraph-rsid="0005285e" fo:background-color="transparent" style:font-size-asian="12pt" style:font-size-complex="12pt"/>
    </style:style>
    <style:style style:name="P25"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officeooo:paragraph-rsid="000b6a87" fo:background-color="transparent" style:font-size-asian="12pt" style:font-size-complex="12pt"/>
    </style:style>
    <style:style style:name="P26"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fo:font-weight="bold" fo:background-color="transparent" style:font-size-asian="12pt" style:font-weight-asian="bold" style:font-size-complex="12pt"/>
    </style:style>
    <style:style style:name="P27" style:family="paragraph" style:parent-style-name="Text_20_body_20_indent">
      <style:paragraph-properties fo:margin-left="0in" fo:margin-right="0in" fo:margin-top="0.0201in" fo:margin-bottom="0.0799in" loext:contextual-spacing="false" fo:line-height="115%" fo:text-indent="0in" style:auto-text-indent="false"/>
    </style:style>
    <style:style style:name="P28" style:family="paragraph" style:parent-style-name="Text_20_body_20_indent">
      <style:paragraph-properties fo:margin-left="0in" fo:margin-right="0in" fo:margin-top="0.0201in" fo:margin-bottom="0.0799in" loext:contextual-spacing="false" fo:line-height="115%" fo:keep-together="always" fo:text-indent="0in" style:auto-text-indent="false" fo:keep-with-next="always"/>
      <style:text-properties fo:font-size="12pt" fo:background-color="transparent" style:font-size-asian="12pt" style:font-size-complex="12pt"/>
    </style:style>
    <style:style style:name="P29" style:family="paragraph" style:parent-style-name="Text_20_body_20_indent"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fo:font-size="12pt" fo:font-weight="bold" fo:background-color="transparent" style:font-size-asian="12pt" style:font-weight-asian="bold" style:font-size-complex="12pt"/>
    </style:style>
    <style:style style:name="P30" style:family="paragraph" style:parent-style-name="Text_20_body_20_indent">
      <style:paragraph-properties fo:margin-left="0.5in" fo:margin-right="0in" fo:margin-top="0.0201in" fo:margin-bottom="0.0799in" loext:contextual-spacing="false" fo:line-height="115%" fo:text-indent="0in" style:auto-text-indent="false"/>
      <style:text-properties style:font-name="Arial" fo:font-size="12pt" fo:background-color="transparent" style:font-size-asian="12pt" style:font-name-complex="Arial1" style:font-size-complex="12pt" style:font-weight-complex="bold"/>
    </style:style>
    <style:style style:name="P31" style:family="paragraph" style:parent-style-name="Text_20_body_20_indent">
      <style:paragraph-properties fo:margin-left="0.5in" fo:margin-right="0in" fo:margin-top="0.0201in" fo:margin-bottom="0.0799in" loext:contextual-spacing="false" fo:line-height="115%" fo:text-indent="0in" style:auto-text-indent="false"/>
      <style:text-properties fo:font-size="12pt" fo:background-color="transparent" style:font-size-asian="12pt" style:font-size-complex="12pt"/>
    </style:style>
    <style:style style:name="P32" style:family="paragraph" style:parent-style-name="Text_20_body_20_indent">
      <style:paragraph-properties fo:margin-left="0.5in" fo:margin-right="0in" fo:margin-top="0.0201in" fo:margin-bottom="0.0799in" loext:contextual-spacing="false" fo:line-height="115%" fo:text-indent="0in" style:auto-text-indent="false"/>
      <style:text-properties fo:font-size="14pt" fo:background-color="transparent" style:font-size-asian="14pt" style:font-size-complex="11pt" style:font-weight-complex="bold"/>
    </style:style>
    <style:style style:name="P33" style:family="paragraph" style:parent-style-name="Text_20_body_20_indent">
      <style:paragraph-properties fo:margin-left="0.25in" fo:margin-right="0in" fo:margin-top="0.0201in" fo:margin-bottom="0.0799in" loext:contextual-spacing="false" fo:line-height="115%" fo:keep-together="always" fo:text-indent="0in" style:auto-text-indent="false" fo:keep-with-next="always"/>
      <style:text-properties fo:font-size="12pt" fo:background-color="transparent" style:font-size-asian="12pt" style:font-size-complex="12pt"/>
    </style:style>
    <style:style style:name="P34" style:family="paragraph" style:parent-style-name="Text_20_body_20_indent">
      <style:paragraph-properties fo:margin-left="0.25in" fo:margin-right="0in" fo:margin-top="0.0201in" fo:margin-bottom="0.0799in" loext:contextual-spacing="false" fo:line-height="115%" fo:keep-together="always" fo:text-indent="0in" style:auto-text-indent="false" fo:keep-with-next="always"/>
      <style:text-properties style:font-name="Arial" fo:font-size="12pt" fo:font-style="italic" fo:background-color="transparent" style:font-size-asian="12pt" style:font-style-asian="italic" style:font-name-complex="Arial1" style:font-size-complex="12pt" style:font-style-complex="italic" style:font-weight-complex="bold"/>
    </style:style>
    <style:style style:name="P35" style:family="paragraph" style:parent-style-name="Text_20_body_20_indent">
      <style:paragraph-properties fo:margin-left="0.25in" fo:margin-right="0in" fo:margin-top="0.0201in" fo:margin-bottom="0.0799in" loext:contextual-spacing="false" fo:line-height="115%" fo:text-indent="0in" style:auto-text-indent="false"/>
      <style:text-properties style:font-name="Arial" fo:font-size="12pt" fo:background-color="transparent" style:font-size-asian="12pt" style:font-name-complex="Arial1" style:font-size-complex="12pt" style:font-weight-complex="bold"/>
    </style:style>
    <style:style style:name="P36"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fo:background-color="transparent" style:font-size-asian="12pt" style:font-size-complex="12pt"/>
    </style:style>
    <style:style style:name="P37" style:family="paragraph" style:parent-style-name="Text_20_body_20_indent">
      <style:paragraph-properties fo:margin-left="0.25in" fo:margin-right="0in" fo:margin-top="0.0201in" fo:margin-bottom="0.0799in" loext:contextual-spacing="false" fo:line-height="115%" fo:keep-together="always" fo:text-indent="0in" style:auto-text-indent="false"/>
      <style:text-properties fo:font-size="12pt" fo:background-color="transparent" style:font-size-asian="12pt" style:font-size-complex="12pt"/>
    </style:style>
    <style:style style:name="P38" style:family="paragraph" style:parent-style-name="Text_20_body_20_indent">
      <style:paragraph-properties fo:margin-left="0.75in" fo:margin-right="0in" fo:margin-top="0.0201in" fo:margin-bottom="0.0799in" loext:contextual-spacing="false" fo:line-height="115%" fo:text-indent="0in" style:auto-text-indent="false"/>
      <style:text-properties fo:font-size="14pt" fo:background-color="transparent" style:font-size-asian="14pt" style:font-size-complex="11pt" style:font-weight-complex="bold"/>
    </style:style>
    <style:style style:name="P39" style:family="paragraph" style:parent-style-name="Text_20_body_20_indent" style:list-style-name="WWNum1">
      <style:paragraph-properties fo:margin-top="0.0201in" fo:margin-bottom="0.0799in" loext:contextual-spacing="false" fo:line-height="115%"/>
      <style:text-properties fo:font-size="12pt" fo:background-color="transparent" style:font-size-asian="12pt" style:font-size-complex="12pt"/>
    </style:style>
    <style:style style:name="P40" style:family="paragraph" style:parent-style-name="Text_20_body_20_indent" style:list-style-name="WWNum1">
      <style:paragraph-properties fo:margin-top="0.0201in" fo:margin-bottom="0.0799in" loext:contextual-spacing="false" fo:line-height="115%"/>
      <style:text-properties style:font-name="Arial" fo:font-size="12pt" fo:font-weight="bold" fo:background-color="transparent" style:font-size-asian="12pt" style:font-weight-asian="bold" style:font-name-complex="Arial1" style:font-size-complex="12pt" style:font-weight-complex="bold"/>
    </style:style>
    <style:style style:name="P41" style:family="paragraph" style:parent-style-name="Text_20_body_20_indent">
      <style:paragraph-properties fo:margin-left="0.5in" fo:margin-right="0in" fo:margin-top="0.0201in" fo:margin-bottom="0.0799in" loext:contextual-spacing="false" fo:line-height="115%" fo:text-indent="0in" style:auto-text-indent="false"/>
      <style:text-properties fo:font-size="12pt" fo:background-color="transparent" style:font-size-asian="12pt" style:font-size-complex="12pt"/>
    </style:style>
    <style:style style:name="P42" style:family="paragraph" style:parent-style-name="Text_20_body_20_indent">
      <style:paragraph-properties fo:margin-left="0.5in" fo:margin-right="0in" fo:margin-top="0.0201in" fo:margin-bottom="0.0799in" loext:contextual-spacing="false" fo:line-height="115%" fo:text-indent="0in" style:auto-text-indent="false"/>
      <style:text-properties fo:font-size="12pt" officeooo:paragraph-rsid="000b6a87" fo:background-color="transparent" style:font-size-asian="12pt" style:font-size-complex="12pt"/>
    </style:style>
    <style:style style:name="P43" style:family="paragraph" style:parent-style-name="Text_20_body_20_indent" style:master-page-name="">
      <loext:graphic-properties draw:fill="none"/>
      <style:paragraph-properties fo:margin-left="0.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fo:font-size="12pt" fo:background-color="transparent" style:font-size-asian="12pt" style:font-size-complex="12pt"/>
    </style:style>
    <style:style style:name="P44" style:family="paragraph" style:parent-style-name="Text_20_body_20_indent">
      <loext:graphic-properties draw:fill="none"/>
      <style:paragraph-properties fo:margin-left="0.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fo:font-size="12pt" fo:background-color="transparent" style:font-size-asian="12pt" style:font-size-complex="12pt"/>
    </style:style>
    <style:style style:name="P45" style:family="paragraph" style:parent-style-name="List_20_Paragraph">
      <style:paragraph-properties fo:margin-top="0.0201in" fo:margin-bottom="0.0799in" loext:contextual-spacing="false" fo:line-height="115%"/>
      <style:text-properties fo:font-size="12pt" style:text-underline-style="solid" style:text-underline-width="auto" style:text-underline-color="font-color" fo:font-weight="bold" fo:background-color="transparent" style:font-size-asian="12pt" style:font-weight-asian="bold" style:font-size-complex="12pt"/>
    </style:style>
    <style:style style:name="P46" style:family="paragraph" style:parent-style-name="List_20_Paragraph">
      <style:paragraph-properties fo:margin-top="0.0201in" fo:margin-bottom="0.0799in" loext:contextual-spacing="false" fo:line-height="115%"/>
      <style:text-properties fo:font-size="12pt" fo:background-color="transparent" style:font-size-asian="12pt" style:font-size-complex="12pt"/>
    </style:style>
    <style:style style:name="P47" style:family="paragraph" style:parent-style-name="Title">
      <style:paragraph-properties fo:margin-top="0.0201in" fo:margin-bottom="0.0799in" loext:contextual-spacing="false" fo:line-height="115%" fo:break-before="page"/>
      <style:text-properties style:font-name="Arial" fo:font-size="12pt" fo:background-color="transparent" style:font-size-asian="12pt" style:font-name-complex="Arial1" style:font-size-complex="12pt"/>
    </style:style>
    <style:style style:name="P48" style:family="paragraph" style:parent-style-name="Title">
      <style:paragraph-properties fo:margin-top="0.0201in" fo:margin-bottom="0.0799in" loext:contextual-spacing="false" fo:line-height="115%" fo:break-before="page"/>
      <style:text-properties fo:font-size="26pt" fo:background-color="transparent" style:font-size-asian="26pt" style:font-size-complex="26pt"/>
    </style:style>
    <style:style style:name="P49" style:family="paragraph" style:parent-style-name="Title" style:list-style-name="">
      <style:paragraph-properties fo:margin-top="0.0201in" fo:margin-bottom="0.0799in" loext:contextual-spacing="false" fo:line-height="115%" fo:break-before="page"/>
      <style:text-properties fo:font-size="12pt" fo:background-color="transparent" style:font-size-asian="12pt" style:font-size-complex="12pt"/>
    </style:style>
    <style:style style:name="P50" style:family="paragraph" style:parent-style-name="Title">
      <style:paragraph-properties fo:margin-top="0.0201in" fo:margin-bottom="0.0799in" loext:contextual-spacing="false" fo:line-height="115%" fo:break-before="page"/>
      <style:text-properties style:font-name="cambria" fo:font-size="26pt" fo:background-color="transparent" style:font-size-asian="26pt" style:font-name-complex="Arial1" style:font-size-complex="26pt"/>
    </style:style>
    <style:style style:name="P51" style:family="paragraph" style:parent-style-name="Title" style:list-style-name="">
      <style:paragraph-properties fo:margin-top="0.0201in" fo:margin-bottom="0.0799in" loext:contextual-spacing="false" fo:line-height="115%"/>
      <style:text-properties fo:font-size="28pt" fo:background-color="transparent" style:font-size-asian="28pt" style:font-size-complex="28pt"/>
    </style:style>
    <style:style style:name="P52" style:family="paragraph" style:parent-style-name="Title" style:master-page-name="Standard">
      <style:paragraph-properties fo:margin-top="0.0201in" fo:margin-bottom="0.0799in" loext:contextual-spacing="false" fo:line-height="115%" style:page-number="35"/>
      <style:text-properties fo:background-color="transparent"/>
    </style:style>
    <style:style style:name="P53" style:family="paragraph" style:parent-style-name="Heading_20_1">
      <style:paragraph-properties fo:margin-top="0.0201in" fo:margin-bottom="0.0799in" loext:contextual-spacing="false" fo:line-height="115%"/>
      <style:text-properties style:font-name="Arial" fo:font-size="12pt" style:text-underline-style="none" fo:background-color="transparent" style:font-size-asian="12pt" style:font-name-complex="Arial1" style:font-size-complex="12pt"/>
    </style:style>
    <style:style style:name="P54" style:family="paragraph" style:parent-style-name="Heading_20_1">
      <style:paragraph-properties fo:margin-top="0.0201in" fo:margin-bottom="0.0799in" loext:contextual-spacing="false" fo:line-height="115%"/>
      <style:text-properties style:font-name="Arial" fo:font-size="12pt" fo:background-color="transparent" style:font-size-asian="12pt" style:font-name-complex="Arial1" style:font-size-complex="12pt"/>
    </style:style>
    <style:style style:name="P55" style:family="paragraph" style:parent-style-name="Heading_20_1">
      <style:paragraph-properties fo:margin-top="0.0201in" fo:margin-bottom="0.0799in" loext:contextual-spacing="false" fo:line-height="115%"/>
      <style:text-properties fo:font-size="12pt" style:text-underline-style="none" fo:background-color="transparent" style:font-size-asian="12pt" style:font-size-complex="12pt"/>
    </style:style>
    <style:style style:name="T1" style:family="text">
      <style:text-properties fo:font-size="14pt" style:font-size-asian="14pt" style:font-size-complex="14pt"/>
    </style:style>
    <style:style style:name="T2" style:family="text">
      <style:text-properties style:font-name="Arial" style:font-name-complex="Arial1"/>
    </style:style>
    <style:style style:name="T3" style:family="text">
      <style:text-properties style:font-name="Arial" style:font-name-complex="Arial1" style:font-weight-complex="bold"/>
    </style:style>
    <style:style style:name="T4" style:family="text">
      <style:text-properties style:font-name="Arial" style:font-name-complex="Arial1" style:font-style-complex="italic" style:font-weight-complex="bold"/>
    </style:style>
    <style:style style:name="T5" style:family="text">
      <style:text-properties style:font-name="Arial" style:text-underline-style="solid" style:text-underline-width="auto" style:text-underline-color="font-color" fo:font-weight="bold" style:font-weight-asian="bold" style:font-name-complex="Arial1" style:font-weight-complex="bold"/>
    </style:style>
    <style:style style:name="T6" style:family="text">
      <style:text-properties style:font-name="Arial" style:text-underline-style="solid" style:text-underline-width="auto" style:text-underline-color="font-color" style:font-name-complex="Arial1"/>
    </style:style>
    <style:style style:name="T7" style:family="text">
      <style:text-properties style:font-name="Arial" style:text-underline-style="solid" style:text-underline-width="auto" style:text-underline-color="font-color" style:font-name-complex="Arial1" style:font-weight-complex="bold"/>
    </style:style>
    <style:style style:name="T8" style:family="text">
      <style:text-properties style:font-name="Arial" fo:font-weight="bold" style:font-weight-asian="bold" style:font-name-complex="Arial1"/>
    </style:style>
    <style:style style:name="T9" style:family="text">
      <style:text-properties style:font-name="Arial" fo:font-weight="bold" style:font-weight-asian="bold" style:font-name-complex="Arial1" style:font-weight-complex="bold"/>
    </style:style>
    <style:style style:name="T10" style:family="text">
      <style:text-properties style:font-name="Arial" fo:font-style="italic" style:font-style-asian="italic" style:font-name-complex="Arial1" style:font-style-complex="italic" style:font-weight-complex="bold"/>
    </style:style>
    <style:style style:name="T11" style:family="text">
      <style:text-properties style:font-name="Arial" fo:font-style="italic" style:font-style-asian="italic" style:font-name-complex="Arial1" style:font-weight-complex="bold"/>
    </style:style>
    <style:style style:name="T12" style:family="text">
      <style:text-properties style:font-name="Arial" fo:font-style="italic" style:text-underline-style="solid" style:text-underline-width="auto" style:text-underline-color="font-color" style:font-style-asian="italic" style:font-name-complex="Arial1" style:font-style-complex="italic" style:font-weight-complex="bold"/>
    </style:style>
    <style:style style:name="T13" style:family="text">
      <style:text-properties style:font-name="Arial" style:text-underline-style="none" fo:font-weight="bold" style:font-weight-asian="bold" style:font-name-complex="Arial1" style:font-weight-complex="bold"/>
    </style:style>
    <style:style style:name="T14" style:family="text">
      <style:text-properties style:font-name="Arial" style:text-underline-style="none" style:font-name-complex="Arial1" style:font-weight-complex="bold"/>
    </style:style>
    <style:style style:name="T15" style:family="text">
      <style:text-properties fo:color="#252525" fo:font-weight="bold" style:font-weight-asian="bold"/>
    </style:style>
    <style:style style:name="T16" style:family="text">
      <style:text-properties officeooo:rsid="00034dae"/>
    </style:style>
    <style:style style:name="T17" style:family="text">
      <style:text-properties fo:font-size="26pt" style:font-size-asian="26pt" style:font-size-complex="26pt"/>
    </style:style>
    <style:style style:name="T18" style:family="text">
      <style:text-properties style:font-style-complex="italic" style:font-weight-complex="bold"/>
    </style:style>
    <style:style style:name="T19" style:family="text">
      <style:text-properties fo:font-style="italic" style:font-style-asian="italic" style:font-style-complex="italic" style:font-weight-complex="bold"/>
    </style:style>
    <style:style style:name="T20" style:family="text">
      <style:text-properties fo:font-weight="bold" style:font-weight-asian="bold"/>
    </style:style>
    <style:style style:name="T21" style:family="text">
      <style:text-properties fo:font-weight="bold" style:font-weight-asian="bold" style:font-style-complex="italic" style:font-weight-complex="bold"/>
    </style:style>
    <style:style style:name="T22" style:family="text">
      <style:text-properties fo:font-weight="bold" officeooo:rsid="000b6a87" style:font-weight-asian="bold"/>
    </style:style>
    <style:style style:name="T23" style:family="text">
      <style:text-properties style:font-weight-complex="bold"/>
    </style:style>
    <style:style style:name="T24" style:family="text">
      <style:text-properties style:text-underline-style="none"/>
    </style:style>
    <style:style style:name="T25" style:family="text">
      <style:text-properties fo:font-size="12pt" fo:font-weight="bold" fo:background-color="transparent" loext:char-shading-value="0" style:font-size-asian="12pt" style:font-weight-asian="bold" style:font-size-complex="12pt"/>
    </style:style>
    <style:style style:name="T26" style:family="text">
      <style:text-properties officeooo:rsid="000b6a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ession <text:span text:style-name="T16">9</text:span> - The Cross <text:span text:style-name="T1">(What Jesus did for you)</text:span> </text:p>
      <text:h text:style-name="P53" text:outline-level="1">The Price Jesus paid on the Cross – The Divine Exchange</text:h>
      <text:p text:style-name="P16">(Remembered during communion)</text:p>
      <text:p text:style-name="P15"><text:span text:style-name="T2"><text:s/>“The cross was a marvel ordained by God from the beginning of time in which Jesus, as Priest, offered Himself as the sacrifice. By this one sacrifice He made provision for all the needs of the whole human race in every area of our lives, for time and for eternity. All the evil came on Jesus that all the good might be made available to us.</text:span></text:p>
      <text:p text:style-name="P15"><text:span text:style-name="T2">Only once was this sacrifice to be offered, never to be repeated - a perfect sacrifice that would completely perfect all who put their faith in it. What Jesus has done, and its effect in us, is perfect, complete, forever. Nothing can ever be taken from it. Nothing need ever be added to it. What God has done is complete, perfect, and final. Never will it have to be changed or modified.” </text:span><text:span text:style-name="T2"><text:note text:id="ftn1" text:note-class="endnote"><text:note-citation>i</text:note-citation><text:note-body><text:p text:style-name="P8"/><text:p text:style-name="P1">“Bought with Blood. The Divine Exchange at the Cross” Derek Price</text:p></text:note-body></text:note></text:span><text:span text:style-name="T2"> <text:s/></text:span></text:p>
      <text:p text:style-name="P23"><text:span text:style-name="T13">Salvation</text:span><text:span text:style-name="T14">: </text:span><text:span text:style-name="T3">Listed below are some of the barriers that Jesus had to deal with for you as a sinner to be saved. </text:span></text:p>
      <text:list xml:id="list1102301794" text:style-name="WWNum1">
        <text:list-item>
          <text:p text:style-name="P39"><text:span text:style-name="T9">Propitiation (to </text:span><text:span text:style-name="T15">completely satisfy [or appease] the demands of God for judgment on sin</text:span><text:span text:style-name="T9">)</text:span></text:p>
        </text:list-item>
      </text:list>
      <text:p text:style-name="P30">He came to the earth and took upon Himself the sin of man and received in Himself the punishment that you as a man deserved. In so doing, He met the requirements, removed the barrier and now He could embrace you. </text:p>
      <text:list xml:id="list134036230066164" text:continue-numbering="true" text:style-name="WWNum1">
        <text:list-item>
          <text:p text:style-name="P40">Redemption (buy back or ransom)</text:p>
        </text:list-item>
      </text:list>
      <text:p text:style-name="P30">“Man had been sold into slavery - bondage to sin - and could not redeem himself. God paid the price to buy man back from his condition then set him free. The price was the blood of Jesus. The payment price for man’s bondage was completely paid. The life of God was given for the life of man. </text:p>
      <text:p text:style-name="P31"><text:span text:style-name="T5">There was enough put on </text:span><text:span text:style-name="T7">account to buy back every human being’s bondage that has ever been born or will ever be born.” </text:span><text:span text:style-name="T7"><text:note text:id="ftn2" text:note-class="endnote"><text:note-citation>ii</text:note-citation><text:note-body><text:p text:style-name="P9"/><text:p text:style-name="P2">“The Centrality of the Cross” DVD series by Mike Atkins Teaching Ministries International</text:p></text:note-body></text:note></text:span><text:span text:style-name="T7"> </text:span></text:p>
      <text:list xml:id="list134036026253093" text:continue-numbering="true" text:style-name="WWNum1">
        <text:list-item>
          <text:p text:style-name="P40">Justification (righteousness through Christ’s sacrifice)</text:p>
        </text:list-item>
      </text:list>
      <text:p text:style-name="P31"><text:span text:style-name="T3">“The wages of sin is death. God provided a way for death to be taken care of - for its requirements to be met. The law’s demands were met on the cross. When Jesus died on the cross for us, He gave His life to satisfy the requirements that death rightfully had to us.”</text:span><text:span text:style-name="T3"><text:note text:id="ftn3" text:note-class="endnote"><text:note-citation>iii</text:note-citation><text:note-body><text:p text:style-name="P10"/><text:p text:style-name="P3">“The Centrality of the Cross” DVD series by Mike Atkins Teaching Ministries International</text:p></text:note-body></text:note></text:span><text:span text:style-name="T3"> </text:span></text:p>
      <text:list xml:id="list134035535226556" text:continue-numbering="true" text:style-name="WWNum1">
        <text:list-item>
          <text:p text:style-name="P40">Reconciliation (union with God is restored)</text:p>
        </text:list-item>
      </text:list>
      <text:p text:style-name="P31"><text:span text:style-name="T3">“Reconciliation is the final event. The barriers had been removed and God and man could embrace. Our relationship was broken but now restored. If we are willing to run back to the Father’s arms, there is </text:span><text:span text:style-name="T5">nothing</text:span><text:span text:style-name="T3"> to separate us from Him.” </text:span><text:span text:style-name="T3"><text:note text:id="ftn4" text:note-class="endnote"><text:note-citation>iv</text:note-citation><text:note-body><text:p text:style-name="P11"/><text:p text:style-name="P4">“The Centrality of the Cross” DVD series by Mike Atkins Teaching Ministries International</text:p></text:note-body></text:note></text:span></text:p>
      <text:p text:style-name="P17"/>
      <text:p text:style-name="P50">What Jesus did on the Cross</text:p>
      <text:p text:style-name="P28"><text:span text:style-name="T3">The cross is the center of all God’s provision, the center of the whole Gospel. Through the sacrifice of Jesus on the cross, a </text:span><text:span text:style-name="T9">Divine E</text:span><text:span text:style-name="T8">xchange</text:span><text:span text:style-name="T3"> took place that unlocks all the treasures of God’s provision. Several of the exchanges are listed below:</text:span></text:p>
      <text:h text:style-name="P53" text:outline-level="1">Jesus was wounded that we might be healed.</text:h>
      <text:p text:style-name="P33"><text:span text:style-name="T3">“Jesus dealt with our sicknesses and pain in His own body so that healing would be provided for us. Healing has already been obtained. Every form of sickness and disease known to man was included in the “curse of the law” (Deut. 28:15-62). It was on the cross that Jesus redeemed us from the law’s curse (Gal. 3:13). If Christ redeemed us from the curse of the law and sickness is included in the curse, surely He redeemed us from sickness. “ </text:span><text:span text:style-name="T3"><text:note text:id="ftn5" text:note-class="endnote"><text:note-citation>v</text:note-citation><text:note-body><text:p text:style-name="P12"/><text:p text:style-name="P5">“Christ the Healer” F.F. Bosworth</text:p></text:note-body></text:note></text:span><text:span text:style-name="T3"> </text:span></text:p>
      <text:p text:style-name="P35">Consider the work of Calvary: a perfect work, perfect in every respect, perfect in every aspect. The physical aspect is just as perfect as any other. </text:p>
      <text:p text:style-name="P36"><text:span text:style-name="T3">A </text:span><text:span text:style-name="T8">Lie: </text:span><text:span text:style-name="T2">The doctors say there is no cure. (Remember this is a Fact – in the natural realm but a lie in the spiritual realm)</text:span></text:p>
      <text:p text:style-name="P36"><text:span text:style-name="T3"><text:s/></text:span><text:span text:style-name="T8">Truth:</text:span><text:span text:style-name="T3"> </text:span><text:span text:style-name="T10">“Surely He took up our infirmities (sickness) and carried our sorrows (pain)…and by His wounds we are healed.”</text:span><text:span text:style-name="T3"> </text:span><text:span text:style-name="T11">(</text:span><text:span text:style-name="T4">Is. 53:4-5</text:span><text:span text:style-name="T10">)</text:span></text:p>
      <text:p text:style-name="P36"><text:span text:style-name="T3"><text:s/></text:span><text:span text:style-name="T9">Truth: </text:span><text:span text:style-name="T10">“He sent forth His word and healed them; He rescued them from the grave.” </text:span><text:span text:style-name="T4">(Ps. 107:20)</text:span></text:p>
      <text:p text:style-name="P36"><text:span text:style-name="T8">Truth: </text:span><text:span text:style-name="T3">“</text:span><text:span text:style-name="T10">…by His wounds we have been healed.” </text:span><text:span text:style-name="T4">(1 Pet. 2:24)</text:span></text:p>
      <text:h text:style-name="P53" text:outline-level="1">Jesus was punished that we might be forgiven. </text:h>
      <text:p text:style-name="P35">“God will not compromise with sin. It has to be dealt with. Once our sin is dealt with God’s way, the result is peace with God. The punishment Jesus endured made it possible for us to have peace.</text:p>
      <text:p text:style-name="P36"><text:span text:style-name="T3">When we have forgiveness of sins, we have redemption. The word redemption means “to buy back” or “to ransom.” Through the blood of Jesus given on our behalf as a sacrifice, we have been bought back from Satan to God.”</text:span><text:span text:style-name="T3"><text:note text:id="ftn6" text:note-class="endnote"><text:note-citation>vi</text:note-citation><text:note-body><text:p text:style-name="P13"/><text:p text:style-name="P6">“Bought with Blood, The Divine Exchange at the Cross” Derek Price</text:p></text:note-body></text:note></text:span></text:p>
      <text:p text:style-name="P36"><text:span text:style-name="T8">A Lie about forgiveness: </text:span><text:span text:style-name="T2">My sins are too big and too many to be forgiven. </text:span></text:p>
      <text:p text:style-name="P36"><text:span text:style-name="T8">Truth:</text:span><text:span text:style-name="T3"> </text:span><text:span text:style-name="T10">“He was pierced for our transgression; He was crushed for our iniquities; the punishment that brought us peace was upon Him.” </text:span><text:span text:style-name="T4">(Is. 53:5)</text:span></text:p>
      <text:p text:style-name="P36"><text:span text:style-name="T8">Truth: </text:span><text:span text:style-name="T10">“Therefore, since we have been justified through faith, we have peace with God through our Lord Jesus Christ.” </text:span><text:span text:style-name="T4">(Rom. 5:1)</text:span></text:p>
      <text:p text:style-name="P36"><text:span text:style-name="T8">Truth: </text:span><text:span text:style-name="T3">“</text:span><text:span text:style-name="T10">In Him we have redemption through His blood, the forgiveness of sins…” </text:span><text:span text:style-name="T4">(Eph. 1:7)</text:span></text:p>
      <text:h text:style-name="P55" text:outline-level="1"><text:soft-page-break/><text:span text:style-name="T2">Jesus was made sin with our sinfulness that we might be made righteous with His righteousness. </text:span></text:h>
      <text:p text:style-name="P37"><text:span text:style-name="T3">“We will never attain the righteousness of God by simply trying to be good. There is only one way for us to apprehend the righteousness of God: by faith.”</text:span><text:span text:style-name="T3"><text:note text:id="ftn7" text:note-class="endnote"><text:note-citation>vii</text:note-citation><text:note-body><text:p text:style-name="P14"/><text:p text:style-name="P7">“Bought with Blood, The Divine Exchange at the Cross” Derek Price</text:p></text:note-body></text:note></text:span></text:p>
      <text:p text:style-name="P36"><text:span text:style-name="T3"><text:s/></text:span><text:span text:style-name="T8">Lie: </text:span><text:span text:style-name="T2">I have always tried to be a good person, and that’s all that matters to God.</text:span></text:p>
      <text:p text:style-name="P36"><text:span text:style-name="T8">Truth: </text:span><text:span text:style-name="T10">“God made Him (Jesus) who had no sin to be sin for us, so that in Him we might become the righteousness of God.” </text:span><text:span text:style-name="T4">(2 Cor. 5:21)</text:span></text:p>
      <text:p text:style-name="P36"><text:span text:style-name="T8">Truth: </text:span><text:span text:style-name="T10">“I delight greatly in the Lord; my soul rejoices in my God. For He has clothed me with garments of salvation and arrayed me in a robe of righteousness”</text:span><text:span text:style-name="T3"> </text:span><text:span text:style-name="T11">(</text:span><text:span text:style-name="T10">Is. 61:10)</text:span></text:p>
      <text:h text:style-name="P53" text:outline-level="1">Jesus died our death that we might share His life. </text:h>
      <text:p text:style-name="P35">It cost Jesus His life to make eternal life available to us. Christ’s blood poured out is clear evidence that His life was given for us. </text:p>
      <text:p text:style-name="P36"><text:span text:style-name="T8">A Lie:</text:span><text:span text:style-name="T2"> I believe Jesus was a good man and a prophet, but there are many paths to God and everlasting life in heaven.</text:span></text:p>
      <text:p text:style-name="P36"><text:span text:style-name="T8">Truth: </text:span><text:span text:style-name="T10">“The thief comes only to steal and kill and destroy; I have come that they may have life, and have it to the full.” John 10:10</text:span></text:p>
      <text:p text:style-name="P36"><text:span text:style-name="T8">Truth: </text:span><text:span text:style-name="T10">“For God so loved the world that He gave His one and only Son, that whoever believes in Him shall not perish but have eternal life.” John 3:16</text:span></text:p>
      <text:h text:style-name="P53" text:outline-level="1">Every curse that might have come on us came on Jesus instead, that all the blessings due Him might be made available to us. </text:h>
      <text:p text:style-name="P35">Jesus was actually made a curse in our place, that we might receive “the blessing of Abraham.” The Lord blessed Abraham in all things. The blessing of Abraham covers every area of our lives. </text:p>
      <text:p text:style-name="P36"><text:span text:style-name="T8">A Lie (curse): </text:span><text:span text:style-name="T2">I feel like nothing ever goes right in my life and I guess that’s just the way it will always be.</text:span></text:p>
      <text:p text:style-name="P36"><text:span text:style-name="T8">Truth (blessing): </text:span><text:span text:style-name="T10">“Christ redeemed us from the curse of the law by becoming a curse for us, for it is written; “Cursed is everyone who is hung on a tree.” He redeemed us in order that the blessing given to Abraham might come to the Gentiles through Christ Jesus, so that by faith we might receive the promise of the Spirit.” </text:span><text:span text:style-name="T4">(Gal. 3:13-14)</text:span></text:p>
      <text:p text:style-name="P36"><text:span text:style-name="T8">Truth (blessing): </text:span><text:span text:style-name="T10">“Abraham was now old and well advanced in years, and the Lord had blessed him in </text:span><text:span text:style-name="T12">every</text:span><text:span text:style-name="T10"> way.” Genesis 24:1</text:span></text:p>
      <text:h text:style-name="P54" text:outline-level="1"><text:span text:style-name="T24">The consequences of refusing Jesus’ sacrifice on the cross:</text:span></text:h>
      <text:p text:style-name="P34"><text:s/>“But whoever disowns me before men, I will disown him before my Father in heaven.” (Matthew 10:33)</text:p>
      <text:p text:style-name="P33"><text:span text:style-name="T10">“And he who does not take his cross and follow after Me is not worthy of Me.” </text:span><text:span text:style-name="T4">(Matt. 10:38)</text:span></text:p>
      <text:p text:style-name="P18"/>
      <text:p text:style-name="P47"><text:span text:style-name="T17">The Blood Covenant </text:span>By E.W. Kenyon </text:p>
      <text:p text:style-name="P24"><text:span text:style-name="T18">The New Covenant is often not well understood because the ancient concept of a covenant has been lost in our scientific age. Even the Old Covenant has been reduced to a system of moral laws to be followed. The real blessings of the covenants have been forgotten. In </text:span><text:span text:style-name="T19">The Blood Covenant</text:span><text:span text:style-name="T18">, we are reminded of the original meaning of a covenant relationship between two parties, and the covenants of the Bible are reintroduced as God’s methods for restoring His relationship with His people. </text:span></text:p>
      <text:list xml:id="list875044403" text:style-name="WWNum8">
        <text:list-item>
          <text:p text:style-name="P20"><text:span text:style-name="T21">The New Covenant in My Blood – </text:span><text:span text:style-name="T18">The blood of the New Covenant is easier to understand when compared to the blood covenants of primitive religions.</text:span></text:p>
        </text:list-item>
        <text:list-item>
          <text:p text:style-name="P20"><text:span text:style-name="T21">The Origin of the Blood Covenant – </text:span><text:span text:style-name="T18">The blood covenant guaranteed protection and loyalty. It could turn enemies into friends.</text:span></text:p>
        </text:list-item>
        <text:list-item>
          <text:p text:style-name="P20"><text:span text:style-name="T21">The Covenant in Africa – </text:span><text:span text:style-name="T18">Blessings and curses were pronounced over the covenant parties. The blessings represent the privileges granted to the blood brothers. The curses are the penalties for breaking the covenant.</text:span></text:p>
        </text:list-item>
        <text:list-item>
          <text:p text:style-name="P20"><text:span text:style-name="T21">Jehovah Cuts the Covenant with Abraham –</text:span><text:span text:style-name="T18"> God’s covenant with Abraham is the basis for Judaism and Christianity. </text:span></text:p>
        </text:list-item>
        <text:list-item>
          <text:p text:style-name="P20"><text:span text:style-name="T21">Abraham’s Sacrifice –</text:span><text:span text:style-name="T18"> Abraham was obedient to the command to sacrifice Isaac because of his faithfulness to the covenant with God and his trust in God to be faithful to that covenant also. </text:span></text:p>
        </text:list-item>
        <text:list-item>
          <text:p text:style-name="P20"><text:span text:style-name="T21">The Abrahamic Covenant –</text:span><text:span text:style-name="T18"> God protected Israel as a nation because of his covenant with Abraham.</text:span></text:p>
        </text:list-item>
        <text:list-item>
          <text:p text:style-name="P20"><text:span text:style-name="T21">Israel, the Blood Covenant People –</text:span><text:span text:style-name="T18"> The covenant guaranteed that Israel would be protected from their enemies and from diseases as long as they were faithful to keep the terms of the covenant. The law was given to help them to keep the terms of the covenant. The priesthood was established to provide a way for people to be restored to the covenant when they broke the terms of the covenant. </text:span></text:p>
        </text:list-item>
        <text:list-item>
          <text:p text:style-name="P20"><text:span text:style-name="T21">The New Covenant –</text:span><text:span text:style-name="T18"> Jesus is the guarantor of the new Covenant. </text:span></text:p>
        </text:list-item>
        <text:list-item>
          <text:p text:style-name="P20"><text:span text:style-name="T21">Contrast of the Two Covenants –</text:span><text:span text:style-name="T18"> The Old Covenant was a type and shadow of the new. Jesus fulfilled the Old Covenant and set aside its ritual requirements. The New Covenant not only upholds the promises of the Old, but also offers better promises.</text:span></text:p>
        </text:list-item>
        <text:list-item>
          <text:p text:style-name="P20"><text:span text:style-name="T21">A Study in Hebrews –</text:span><text:span text:style-name="T18"> Under the Old Covenant, sin was covered (atonement). In the New Covenant, sin was put away (remitted).</text:span></text:p>
        </text:list-item>
        <text:list-item>
          <text:p text:style-name="P20"><text:span text:style-name="T21">The One Sacrifice –</text:span><text:span text:style-name="T18"> The death of Jesus put an end to all the animal sacrifices as well as the annual atonement and scapegoats.</text:span></text:p>
        </text:list-item>
        <text:list-item>
          <text:p text:style-name="P20"><text:span text:style-name="T21">The Present Ministry of Christ –</text:span><text:span text:style-name="T18"> Jesus is the mediator, the intercessor, the advocate, and the surety of the new Covenant </text:span></text:p>
        </text:list-item>
        <text:list-item>
          <text:p text:style-name="P20"><text:soft-page-break/><text:span text:style-name="T21">Three Big Words –</text:span><text:span text:style-name="T18"> Remission, forgiveness, atonement.</text:span></text:p>
        </text:list-item>
        <text:list-item>
          <text:p text:style-name="P20"><text:span text:style-name="T21">The Fourfold Blessings –</text:span><text:span text:style-name="T18"> We have partaken of the divine nature, we are sons of God, we are the righteousness of God, and we have the legal right to use the Name of Jesus. </text:span></text:p>
        </text:list-item>
        <text:list-item>
          <text:p text:style-name="P20"><text:span text:style-name="T21">Redemption Is by God –</text:span><text:span text:style-name="T18"> Only God could redeem us from the power and bondage of Satan as well as release us from the dominion of Satan. </text:span></text:p>
        </text:list-item>
        <text:list-item>
          <text:p text:style-name="P20"><text:span text:style-name="T21">Beneath His Feet –</text:span><text:span text:style-name="T18"> The victory of Jesus over sin, sickness, and the forces of the enemy is our victory. </text:span></text:p>
        </text:list-item>
        <text:list-item>
          <text:p text:style-name="P20"><text:span text:style-name="T21">“In My Name” –</text:span><text:span text:style-name="T18"> We may use the Name of Jesus in prayer to the Father, or we may use the Name of Jesus to command sickness, lack, or demons to flee. </text:span></text:p>
        </text:list-item>
        <text:list-item>
          <text:p text:style-name="P20"><text:span text:style-name="T21">What the Lord’s Table Teaches –</text:span><text:span text:style-name="T18"> The covenant meal demonstrates the Love of God. </text:span></text:p>
        </text:list-item>
      </text:list>
      <text:p text:style-name="P22"/>
      <text:p text:style-name="P21"/>
      <text:p text:style-name="P21"/>
      <text:p text:style-name="P21"/>
      <text:p text:style-name="P21"/>
      <text:p text:style-name="P21"/>
      <text:p text:style-name="P21"/>
      <text:p text:style-name="P45"/>
      <text:p text:style-name="P45"/>
      <text:p text:style-name="P45"/>
      <text:p text:style-name="P21"/>
      <text:p text:style-name="P48">How to Partake of the Divine Exchange</text:p>
      <text:p text:style-name="P23"><text:span text:style-name="T20">Humble yourself </text:span><text:span text:style-name="T22">and </text:span><text:span text:style-name="T20">Thank God</text:span><text:span text:style-name="T23"> for Who He is</text:span></text:p>
      <text:p text:style-name="P23"><text:span text:style-name="T20">Praise Jesus</text:span><text:span text:style-name="T23"> for paying the price on the cross for your:</text:span></text:p>
      <text:p text:style-name="P46">Salvation <text:s text:c="2"/>Redemption <text:s text:c="3"/>Justification <text:s text:c="3"/>Reconciliation</text:p>
      <text:p text:style-name="P27"><text:span text:style-name="T25">Exchange for Healing</text:span></text:p>
      <text:p text:style-name="P31"><text:span text:style-name="T20">Say,</text:span><text:span text:style-name="T23"> “Thank You Jesus for paying the price for my healing with Your wounds. I renounce the lie of Satan that says _________________ and I come into agreement with Your Word.” </text:span></text:p>
      <text:p text:style-name="P31"><text:span text:style-name="T20">Say,</text:span><text:span text:style-name="T23"> “I exchange sickness and disease for health, healing and wholeness.”</text:span></text:p>
      <text:p text:style-name="P31"><text:span text:style-name="T20">Say,</text:span><text:span text:style-name="T23"> “I believe I am healed by the stripes of Jesus.</text:span></text:p>
      <text:p text:style-name="P31"><text:span text:style-name="T20">Take the Bread </text:span>(If taking communion - 1 Cor. 11:24)</text:p>
      <text:p text:style-name="P29">Exchange for Forgiveness </text:p>
      <text:p text:style-name="P31"><text:span text:style-name="T20">Say,</text:span><text:span text:style-name="T23"> “Thank You Jesus for paying the price for my sin. I confess and repent of all sin (mention specific sin brought to your mind). I renounce the lie of Satan that says_____________________ and I come into agreement with Your Word.”</text:span></text:p>
      <text:p text:style-name="P31"><text:span text:style-name="T20">Say, </text:span><text:span text:style-name="T23">“I exchange my sin for Your forgiveness.”</text:span></text:p>
      <text:p text:style-name="P31"><text:span text:style-name="T20">Say, </text:span><text:span text:style-name="T23">“I believe I am forgiven.”</text:span></text:p>
      <text:p text:style-name="P26"><text:s/>Exchange for Righteousness</text:p>
      <text:p text:style-name="P31"><text:span text:style-name="T20">Say, </text:span><text:span text:style-name="T23">“Thank You Jesus for making me righteous. I renounce the lie of Satan that says ______________________and I come into agreement with Your Word.”</text:span></text:p>
      <text:p text:style-name="P31"><text:span text:style-name="T20">Say, </text:span><text:span text:style-name="T23">“I exchange my unrighteousness for Your righteousness.”</text:span></text:p>
      <text:p text:style-name="P31"><text:span text:style-name="T20">Say, </text:span><text:span text:style-name="T23">“I believe I am the righteousness of God in Christ Jesus.”</text:span></text:p>
      <text:p text:style-name="P26">Exchange for His Life</text:p>
      <text:p text:style-name="P31"><text:span text:style-name="T20">Say, </text:span><text:span text:style-name="T23">“Thank You Jesus for giving me Your life. I renounce the lie of Satan that says ______________________and I come into agreement with Your Word.”</text:span></text:p>
      <text:p text:style-name="P31"><text:span text:style-name="T20">Say, </text:span><text:span text:style-name="T23">“I exchange death for life.”</text:span></text:p>
      <text:p text:style-name="P31"><text:span text:style-name="T20">Say, </text:span><text:span text:style-name="T23">“I believe I have abundant life now and eternal life with God.”</text:span></text:p>
      <text:p text:style-name="P25"><text:span text:style-name="T20">Exchange for Blessings</text:span></text:p>
      <text:p text:style-name="P42"><text:span text:style-name="T20">Say, </text:span><text:span text:style-name="T23">“Thank You Jesus that You were made a curse with any curse that might come upon me, that I might receive the blessing. I renounce the lie of Satan that says ____________________and I come into agreement with Your Word.”</text:span></text:p>
      <text:p text:style-name="P43"><text:span text:style-name="T20">Say, </text:span><text:span text:style-name="T23">“I exchange curses for blessings.”</text:span></text:p>
      <text:p text:style-name="P44"><text:span text:style-name="T20">Say, </text:span><text:span text:style-name="T23">“I believe I am blessed of the Lord.”</text:span></text:p>
      <text:p text:style-name="P44"><text:span text:style-name="T20">Take the Cup </text:span>(If taking communion – 1 Cor. 11:25)</text:p>
      <text:h text:style-name="P49" text:outline-level="1"/>
      <text:h text:style-name="P51" text:outline-level="1">Challenge Question</text:h>
      <text:p text:style-name="P26">What are the lies that are keeping you from receiving the Divine Exchange purchased at the Cross?</text:p>
      <text:p text:style-name="P38"/>
      <text:p text:style-name="P32"/>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in" fo:margin-bottom="0.0555in" loext:contextual-spacing="false" fo:keep-with-next="always"/>
      <style:text-properties fo:font-size="12pt" fo:font-weight="bold" style:font-size-asian="12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1" style:font-family-complex="Arial" style:font-family-generic-complex="system" style:font-pitch-complex="variable"/>
    </style:style>
    <style:style style:name="endnote_20_text" style:display-name="endnote text" style:family="paragraph" style:parent-style-name="Standard" style:default-outline-level=""/>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style:punctuation-wrap="simple" style:vertical-align="auto"/>
      <style:text-properties style:font-name="Times New Roman" fo:font-family="'Times New Roman'" style:font-family-generic="roman" style:font-pitch="variable" fo:font-size="12pt" style:font-size-asian="12pt" style:font-size-complex="12pt"/>
    </style:style>
    <style:style style:name="Endnote" style:family="paragraph" style:parent-style-name="Standard" style:class="extra"/>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0pt"/>
    </style:style>
    <style:style style:name="Endnote_20_Text_20_Char" style:display-name="Endnote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fo:font-size="11pt" style:font-size-asian="11pt" style:font-size-complex="11pt"/>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fo:font-size="14pt" fo:font-weight="bold" style:font-weight-asian="normal"/>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4pt"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9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4" text:style-name="ListLabel_20_5"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9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26</meta:editing-cycles>
    <meta:print-date>2014-07-09T21:07:00</meta:print-date>
    <meta:creation-date>2014-08-20T01:46:00</meta:creation-date>
    <dc:date>2017-09-15T13:40:11.916239319</dc:date>
    <meta:editing-duration>PT7H26M51S</meta:editing-duration>
    <meta:generator>LibreOffice/5.3.1.2$Linux_X86_64 LibreOffice_project/30m0$Build-2</meta:generator>
    <meta:document-statistic meta:table-count="0" meta:image-count="0" meta:object-count="0" meta:page-count="8" meta:paragraph-count="104" meta:word-count="2265" meta:character-count="12565" meta:non-whitespace-character-count="10360"/>
    <meta:user-defined meta:name="AppVersion">14.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